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words_coun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armer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nufactur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nufacturer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dustri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er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m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sm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boratori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ilippi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cesso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earche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gion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sume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pani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erial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ciliti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enci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ss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cto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ad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s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ustri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armaceutic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tl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dies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part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rmersgrow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k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m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l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ort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nt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e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mist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tit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gula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trolo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g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mic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hesi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tiliz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ersfa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mica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vid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ter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nov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ticular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l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log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al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as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llul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pera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ctitio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ac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nomyce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g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amit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kehold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habita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fac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mar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nees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ribu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at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fcatu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i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u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d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een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w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c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am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olv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cay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itu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meticspers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hc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itut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gost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is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gen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tu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iali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tbas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get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rsregula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t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icondu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d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facturersprocess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r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aurate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e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l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adem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umersgene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us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ag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fec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ckaga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natep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ribu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dar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la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b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aura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viv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st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ocl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ou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itu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orterimpor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otechnolagybas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n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erpri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ersmanufactur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adem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s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sgene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s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bric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i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gu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wersprocess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fatur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pita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med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d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y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organ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olesalersretailersexpor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ssing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22" meta:object-count="0"/>
    <meta:generator>LibreOffice/7.3.7.2$Linux_X86_64 LibreOffice_project/30$Build-2</meta:generator>
  </office:meta>
</office:document-meta>
</file>